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E00000021F9C420CC6351A7160.png" manifest:media-type="image/png"/>
  <manifest:file-entry manifest:full-path="Pictures/100000000000024C000001D4EA9F2FD9BBA91C8E.png" manifest:media-type="image/png"/>
  <manifest:file-entry manifest:full-path="Pictures/100000010000029E000001BDF3821E947F7709F8.png" manifest:media-type="image/png"/>
  <manifest:file-entry manifest:full-path="Pictures/1000000000000248000001CD2ED5DC833689D228.png" manifest:media-type="image/png"/>
  <manifest:file-entry manifest:full-path="Pictures/10000000000002AA00000274BB5CE99B1EB42976.png" manifest:media-type="image/png"/>
  <manifest:file-entry manifest:full-path="Pictures/100000000000023B0000027F8A0754EEDBDA40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02a93" officeooo:paragraph-rsid="00102a93"/>
    </style:style>
    <style:style style:name="P2" style:family="paragraph" style:parent-style-name="Standard">
      <style:text-properties officeooo:rsid="0013af61" officeooo:paragraph-rsid="0013af6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iginal:</text:p>
      <text:p text:style-name="P1"/>
      <text:p text:style-name="P1"><draw:frame draw:style-name="fr3" draw:name="Image2" text:anchor-type="char" svg:width="5.9465in" svg:height="6.6547in" draw:z-index="1"><draw:image xlink:href="Pictures/100000000000023B0000027F8A0754EEDBDA4018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-0.25in" svg:y="0.3134in" svg:width="6.9252in" svg:height="6.3764in" draw:z-index="3"><draw:image xlink:href="Pictures/10000000000002AA00000274BB5CE99B1EB4297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1" text:anchor-type="char" svg:width="5.5701in" svg:height="4.3972in" draw:z-index="0"><draw:image xlink:href="Pictures/1000000000000248000001CD2ED5DC833689D228.png" xlink:type="simple" xlink:show="embed" xlink:actuate="onLoad" draw:mime-type="image/png"/></draw:frame><draw:frame draw:style-name="fr1" draw:name="Image3" text:anchor-type="char" svg:x="1.0937in" svg:y="4.3965in" svg:width="4.6528in" svg:height="3.0902in" draw:z-index="2"><draw:image xlink:href="Pictures/100000010000029E000001BDF3821E947F7709F8.png" xlink:type="simple" xlink:show="embed" xlink:actuate="onLoad" draw:mime-type="image/png"/></draw:frame><text:soft-page-break/><text:line-break/><text:line-break/><text:line-break/></text:p>
      <text:p text:style-name="P1"><text:line-break/>Removed Calm and Suprise</text:p>
      <text:p text:style-name="P2"><draw:frame draw:style-name="fr2" draw:name="Image5" text:anchor-type="char" svg:width="6.1244in" svg:height="4.8744in" draw:z-index="4"><draw:image xlink:href="Pictures/100000000000024C000001D4EA9F2FD9BBA91C8E.png" xlink:type="simple" xlink:show="embed" xlink:actuate="onLoad" draw:mime-type="image/png"/></draw:frame><draw:frame draw:style-name="fr1" draw:name="Image6" text:anchor-type="char" svg:x="-0.3228in" svg:y="4.9791in" svg:width="6.9252in" svg:height="2.5in" draw:z-index="5"><draw:image xlink:href="Pictures/10000000000005E00000021F9C420CC6351A716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5:08:12.712121557</meta:creation-date>
    <dc:date>2023-10-26T21:34:12.213296103</dc:date>
    <meta:editing-duration>PT25M48S</meta:editing-duration>
    <meta:editing-cycles>3</meta:editing-cycles>
    <meta:generator>LibreOffice/7.6.2.1$Linux_X86_64 LibreOffice_project/60$Build-1</meta:generator>
    <meta:document-statistic meta:table-count="0" meta:image-count="6" meta:object-count="0" meta:page-count="4" meta:paragraph-count="3" meta:word-count="5" meta:character-count="37" meta:non-whitespace-character-count="30"/>
  </office:meta>
</office:document-meta>
</file>